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language="en" fo:country="US" fo:font-weight="bold" officeooo:rsid="0009b1cf" officeooo:paragraph-rsid="0009b1cf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fo:language="en" fo:country="US" fo:font-weight="bold" officeooo:rsid="0009b1cf" officeooo:paragraph-rsid="000aee93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language="en" fo:country="US" fo:font-weight="bold" officeooo:rsid="000aee93" officeooo:paragraph-rsid="000aee93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language="en" fo:country="US" fo:font-weight="normal" officeooo:paragraph-rsid="000aee93" style:font-size-asian="14pt" style:font-weight-asian="normal" style:font-size-complex="14pt" style:font-weight-complex="normal"/>
    </style:style>
    <style:style style:name="P5" style:family="paragraph" style:parent-style-name="Standard">
      <style:text-properties fo:language="en" fo:country="US" officeooo:rsid="0009b1cf" officeooo:paragraph-rsid="0009b1cf"/>
    </style:style>
    <style:style style:name="P6" style:family="paragraph" style:parent-style-name="Standard">
      <style:text-properties fo:font-size="13pt" fo:language="en" fo:country="US" officeooo:paragraph-rsid="000aee93" style:font-size-asian="13pt" style:font-size-complex="13pt"/>
    </style:style>
    <style:style style:name="P7" style:family="paragraph" style:parent-style-name="Standard">
      <style:paragraph-properties fo:text-align="start" style:justify-single-word="false"/>
      <style:text-properties fo:font-size="13pt" fo:language="en" fo:country="US" fo:font-weight="normal" officeooo:paragraph-rsid="000aee93" fo:background-color="#81d41a" style:font-size-asian="13pt" style:font-weight-asian="normal" style:font-size-complex="13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3pt" fo:language="en" fo:country="US" fo:font-weight="normal" officeooo:rsid="000e37ea" officeooo:paragraph-rsid="000e37ea" fo:background-color="#81d41a" style:font-size-asian="13pt" style:font-weight-asian="normal" style:font-size-complex="13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3pt" fo:language="en" fo:country="US" fo:font-weight="normal" officeooo:rsid="000f1650" officeooo:paragraph-rsid="000f1650" fo:background-color="#81d41a" style:font-size-asian="13pt" style:font-weight-asian="normal" style:font-size-complex="13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3pt" fo:language="en" fo:country="US" fo:font-weight="normal" officeooo:paragraph-rsid="000aee93" fo:background-color="#ff0000" style:font-size-asian="13pt" style:font-weight-asian="normal" style:font-size-complex="13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3pt" fo:language="en" fo:country="US" fo:font-weight="normal" officeooo:rsid="000e37ea" officeooo:paragraph-rsid="000e37ea" fo:background-color="#ff0000" style:font-size-asian="13pt" style:font-weight-asian="normal" style:font-size-complex="13pt" style:font-weight-complex="normal"/>
    </style:style>
    <style:style style:name="P12" style:family="paragraph" style:parent-style-name="Standard">
      <style:text-properties fo:font-size="13pt" fo:language="en" fo:country="US" officeooo:paragraph-rsid="000aee93" fo:background-color="#ffbf00" style:font-size-asian="13pt" style:font-size-complex="13pt"/>
    </style:style>
    <style:style style:name="P13" style:family="paragraph" style:parent-style-name="Standard">
      <style:text-properties fo:language="en" fo:country="US" officeooo:rsid="000aee93" officeooo:paragraph-rsid="00206692"/>
    </style:style>
    <style:style style:name="P14" style:family="paragraph" style:parent-style-name="Standard">
      <style:text-properties fo:language="en" fo:country="US" officeooo:paragraph-rsid="0017eb13"/>
    </style:style>
    <style:style style:name="P15" style:family="paragraph" style:parent-style-name="Standard">
      <style:text-properties fo:language="en" fo:country="US" officeooo:paragraph-rsid="00229672"/>
    </style:style>
    <style:style style:name="P16" style:family="paragraph" style:parent-style-name="Standard">
      <style:paragraph-properties fo:text-align="start" style:justify-single-word="false"/>
      <style:text-properties fo:language="en" fo:country="US" officeooo:rsid="00206692" officeooo:paragraph-rsid="00206692" fo:background-color="#ff0000"/>
    </style:style>
    <style:style style:name="P17" style:family="paragraph" style:parent-style-name="Standard">
      <style:paragraph-properties fo:text-align="start" style:justify-single-word="false"/>
      <style:text-properties fo:language="en" fo:country="US" officeooo:rsid="001d82fe" officeooo:paragraph-rsid="001d82fe" fo:background-color="#ff0000"/>
    </style:style>
    <style:style style:name="P18" style:family="paragraph" style:parent-style-name="Standard">
      <style:paragraph-properties fo:text-align="start" style:justify-single-word="false"/>
      <style:text-properties fo:language="en" fo:country="US" officeooo:rsid="0015e719" officeooo:paragraph-rsid="0015e719" fo:background-color="#ff0000"/>
    </style:style>
    <style:style style:name="P19" style:family="paragraph" style:parent-style-name="Standard">
      <style:paragraph-properties fo:text-align="start" style:justify-single-word="false"/>
      <style:text-properties fo:language="en" fo:country="US" officeooo:rsid="001f5404" officeooo:paragraph-rsid="001f5404" fo:background-color="#ff0000"/>
    </style:style>
    <style:style style:name="P20" style:family="paragraph" style:parent-style-name="Standard">
      <style:paragraph-properties fo:text-align="start" style:justify-single-word="false"/>
      <style:text-properties fo:language="en" fo:country="US" officeooo:rsid="001fc60c" officeooo:paragraph-rsid="001fc60c" fo:background-color="#ff0000"/>
    </style:style>
    <style:style style:name="P21" style:family="paragraph" style:parent-style-name="Standard">
      <style:paragraph-properties fo:text-align="start" style:justify-single-word="false"/>
      <style:text-properties fo:language="en" fo:country="US" officeooo:rsid="0017eb13" officeooo:paragraph-rsid="0017eb13" fo:background-color="#ff0000"/>
    </style:style>
    <style:style style:name="P22" style:family="paragraph" style:parent-style-name="Standard">
      <style:paragraph-properties fo:text-align="start" style:justify-single-word="false"/>
      <style:text-properties fo:language="en" fo:country="US" officeooo:rsid="0019a238" officeooo:paragraph-rsid="0019a238" fo:background-color="#ff0000"/>
    </style:style>
    <style:style style:name="P23" style:family="paragraph" style:parent-style-name="Standard">
      <style:paragraph-properties fo:text-align="start" style:justify-single-word="false"/>
      <style:text-properties fo:language="en" fo:country="US" officeooo:rsid="000f86f3" officeooo:paragraph-rsid="000f86f3" fo:background-color="#ff0000"/>
    </style:style>
    <style:style style:name="P24" style:family="paragraph" style:parent-style-name="Standard">
      <style:paragraph-properties fo:text-align="start" style:justify-single-word="false"/>
      <style:text-properties fo:language="en" fo:country="US" officeooo:rsid="0011aa98" officeooo:paragraph-rsid="0011aa98" fo:background-color="#ff0000"/>
    </style:style>
    <style:style style:name="P25" style:family="paragraph" style:parent-style-name="Standard">
      <style:paragraph-properties fo:text-align="start" style:justify-single-word="false"/>
      <style:text-properties fo:language="en" fo:country="US" officeooo:rsid="000f5693" officeooo:paragraph-rsid="000f5693" fo:background-color="#ff0000"/>
    </style:style>
    <style:style style:name="P26" style:family="paragraph" style:parent-style-name="Standard">
      <style:paragraph-properties fo:text-align="start" style:justify-single-word="false"/>
      <style:text-properties fo:language="en" fo:country="US" officeooo:rsid="001d3557" officeooo:paragraph-rsid="001d3557" fo:background-color="#ff0000"/>
    </style:style>
    <style:style style:name="P27" style:family="paragraph" style:parent-style-name="Standard">
      <style:paragraph-properties fo:text-align="start" style:justify-single-word="false"/>
      <style:text-properties fo:language="en" fo:country="US" officeooo:rsid="000f5693" officeooo:paragraph-rsid="000f5693" fo:background-color="#81d41a"/>
    </style:style>
    <style:style style:name="P28" style:family="paragraph" style:parent-style-name="Standard">
      <style:paragraph-properties fo:text-align="start" style:justify-single-word="false"/>
      <style:text-properties fo:language="en" fo:country="US" officeooo:rsid="001636c9" officeooo:paragraph-rsid="001636c9" fo:background-color="#81d41a"/>
    </style:style>
    <style:style style:name="P29" style:family="paragraph" style:parent-style-name="Standard">
      <style:paragraph-properties fo:text-align="start" style:justify-single-word="false"/>
      <style:text-properties fo:language="en" fo:country="US" officeooo:rsid="001d82fe" officeooo:paragraph-rsid="001d82fe" fo:background-color="#81d41a"/>
    </style:style>
    <style:style style:name="P30" style:family="paragraph" style:parent-style-name="Standard">
      <style:paragraph-properties fo:text-align="start" style:justify-single-word="false"/>
      <style:text-properties fo:language="en" fo:country="US" officeooo:rsid="001d3557" officeooo:paragraph-rsid="001d3557" fo:background-color="#81d41a"/>
    </style:style>
    <style:style style:name="P31" style:family="paragraph" style:parent-style-name="Standard">
      <style:paragraph-properties fo:text-align="start" style:justify-single-word="false"/>
      <style:text-properties fo:language="en" fo:country="US" officeooo:rsid="001f5404" officeooo:paragraph-rsid="001f5404" fo:background-color="#81d41a"/>
    </style:style>
    <style:style style:name="P32" style:family="paragraph" style:parent-style-name="Standard">
      <style:paragraph-properties fo:text-align="start" style:justify-single-word="false"/>
      <style:text-properties fo:language="en" fo:country="US" officeooo:rsid="001b2c86" officeooo:paragraph-rsid="001b2c86" fo:background-color="#81d41a"/>
    </style:style>
    <style:style style:name="P33" style:family="paragraph" style:parent-style-name="Standard">
      <style:paragraph-properties fo:text-align="start" style:justify-single-word="false"/>
      <style:text-properties fo:language="en" fo:country="US" officeooo:rsid="0019a238" officeooo:paragraph-rsid="0019a238" fo:background-color="#81d41a"/>
    </style:style>
    <style:style style:name="P34" style:family="paragraph" style:parent-style-name="Standard">
      <style:paragraph-properties fo:text-align="start" style:justify-single-word="false"/>
      <style:text-properties fo:language="en" fo:country="US" officeooo:rsid="0012e356" officeooo:paragraph-rsid="0012e356" fo:background-color="#81d41a"/>
    </style:style>
    <style:style style:name="P35" style:family="paragraph" style:parent-style-name="Standard">
      <style:paragraph-properties fo:text-align="start" style:justify-single-word="false"/>
      <style:text-properties fo:language="en" fo:country="US" officeooo:paragraph-rsid="000f1650" fo:background-color="#81d41a"/>
    </style:style>
    <style:style style:name="P36" style:family="paragraph" style:parent-style-name="Standard">
      <style:paragraph-properties fo:text-align="start" style:justify-single-word="false"/>
      <style:text-properties fo:language="en" fo:country="US" officeooo:paragraph-rsid="00206692" fo:background-color="#81d41a"/>
    </style:style>
    <style:style style:name="P37" style:family="paragraph" style:parent-style-name="Standard">
      <style:paragraph-properties fo:text-align="start" style:justify-single-word="false"/>
      <style:text-properties fo:language="en" fo:country="US" officeooo:rsid="0017eb13" officeooo:paragraph-rsid="0017eb13" fo:background-color="#81d41a"/>
    </style:style>
    <style:style style:name="P38" style:family="paragraph" style:parent-style-name="Standard">
      <style:paragraph-properties fo:text-align="start" style:justify-single-word="false"/>
      <style:text-properties fo:language="en" fo:country="US" officeooo:rsid="00147c6a" officeooo:paragraph-rsid="00147c6a" fo:background-color="#81d41a"/>
    </style:style>
    <style:style style:name="P39" style:family="paragraph" style:parent-style-name="Standard">
      <style:paragraph-properties fo:text-align="start" style:justify-single-word="false"/>
      <style:text-properties fo:language="en" fo:country="US" officeooo:rsid="0015e719" officeooo:paragraph-rsid="0015e719" fo:background-color="#81d41a"/>
    </style:style>
    <style:style style:name="P40" style:family="paragraph" style:parent-style-name="Standard">
      <style:paragraph-properties fo:text-align="start" style:justify-single-word="false"/>
      <style:text-properties fo:language="en" fo:country="US" officeooo:rsid="00206692" officeooo:paragraph-rsid="00206692" fo:background-color="#81d41a"/>
    </style:style>
    <style:style style:name="P41" style:family="paragraph" style:parent-style-name="Standard">
      <style:paragraph-properties fo:text-align="start" style:justify-single-word="false"/>
      <style:text-properties fo:language="en" fo:country="US" officeooo:rsid="001b2c86" officeooo:paragraph-rsid="001b2c86" fo:background-color="#ffbf00"/>
    </style:style>
    <style:style style:name="P42" style:family="paragraph" style:parent-style-name="Standard">
      <style:paragraph-properties fo:text-align="start" style:justify-single-word="false"/>
      <style:text-properties fo:language="en" fo:country="US" officeooo:rsid="001d82fe" officeooo:paragraph-rsid="001d82fe" fo:background-color="#ffbf00"/>
    </style:style>
    <style:style style:name="P43" style:family="paragraph" style:parent-style-name="Standard">
      <style:paragraph-properties fo:text-align="start" style:justify-single-word="false"/>
      <style:text-properties fo:language="en" fo:country="US" officeooo:rsid="000f5693" officeooo:paragraph-rsid="000f5693" fo:background-color="#ff8000"/>
    </style:style>
    <style:style style:name="P44" style:family="paragraph" style:parent-style-name="Standard">
      <style:paragraph-properties fo:text-align="start" style:justify-single-word="false"/>
      <style:text-properties fo:language="en" fo:country="US" officeooo:rsid="0014e440" officeooo:paragraph-rsid="0014e440" fo:background-color="#ff8000"/>
    </style:style>
    <style:style style:name="P45" style:family="paragraph" style:parent-style-name="Standard">
      <style:paragraph-properties fo:text-align="start" style:justify-single-word="false"/>
      <style:text-properties fo:language="en" fo:country="US" officeooo:rsid="0015e719" officeooo:paragraph-rsid="0015e719" fo:background-color="#ff8000"/>
    </style:style>
    <style:style style:name="P46" style:family="paragraph" style:parent-style-name="Standard">
      <style:paragraph-properties fo:text-align="start" style:justify-single-word="false"/>
      <style:text-properties fo:language="en" fo:country="US" officeooo:rsid="001d82fe" officeooo:paragraph-rsid="001d82fe" fo:background-color="#ff8000"/>
    </style:style>
    <style:style style:name="P47" style:family="paragraph" style:parent-style-name="Standard">
      <style:paragraph-properties fo:text-align="start" style:justify-single-word="false"/>
      <style:text-properties fo:language="en" fo:country="US" officeooo:rsid="0011aa98" officeooo:paragraph-rsid="0011aa98" fo:background-color="#ff8000"/>
    </style:style>
    <style:style style:name="P48" style:family="paragraph" style:parent-style-name="Standard">
      <style:paragraph-properties fo:text-align="start" style:justify-single-word="false"/>
      <style:text-properties fo:language="en" fo:country="US" officeooo:rsid="000f86f3" officeooo:paragraph-rsid="000f86f3" fo:background-color="#ffff00"/>
    </style:style>
    <style:style style:name="P49" style:family="paragraph" style:parent-style-name="Standard">
      <style:paragraph-properties fo:text-align="start" style:justify-single-word="false"/>
      <style:text-properties fo:language="en" fo:country="US" officeooo:rsid="0012e356" officeooo:paragraph-rsid="0012e356" fo:background-color="#ffff00"/>
    </style:style>
    <style:style style:name="P50" style:family="paragraph" style:parent-style-name="Standard">
      <style:paragraph-properties fo:text-align="start" style:justify-single-word="false"/>
      <style:text-properties fo:language="en" fo:country="US" officeooo:rsid="001d3557" officeooo:paragraph-rsid="001d3557" fo:background-color="#ffff00"/>
    </style:style>
    <style:style style:name="P51" style:family="paragraph" style:parent-style-name="Standard">
      <style:paragraph-properties fo:text-align="start" style:justify-single-word="false"/>
      <style:text-properties fo:language="en" fo:country="US" officeooo:rsid="001d82fe" officeooo:paragraph-rsid="001d82fe" fo:background-color="#ffff00"/>
    </style:style>
    <style:style style:name="P52" style:family="paragraph" style:parent-style-name="Standard">
      <style:paragraph-properties fo:text-align="start" style:justify-single-word="false"/>
      <style:text-properties fo:font-size="12pt" fo:language="en" fo:country="US" fo:font-weight="normal" officeooo:rsid="0009b1cf" officeooo:paragraph-rsid="001d82fe" style:font-size-asian="10.5pt" style:font-weight-asian="normal" style:font-size-complex="12pt" style:font-weight-complex="normal"/>
    </style:style>
    <style:style style:name="T1" style:family="text">
      <style:text-properties officeooo:rsid="0009b1cf"/>
    </style:style>
    <style:style style:name="T2" style:family="text">
      <style:text-properties officeooo:rsid="000aee93"/>
    </style:style>
    <style:style style:name="T3" style:family="text">
      <style:text-properties fo:color="#000000" loext:opacity="100%"/>
    </style:style>
    <style:style style:name="T4" style:family="text">
      <style:text-properties fo:color="#000000" loext:opacity="100%" fo:font-size="13pt" fo:font-weight="normal" style:font-size-asian="13pt" style:font-weight-asian="normal" style:font-size-complex="13pt" style:font-weight-complex="normal"/>
    </style:style>
    <style:style style:name="T5" style:family="text">
      <style:text-properties fo:color="#000000" loext:opacity="100%" style:font-name="JetBrains Mono" fo:font-size="13pt" fo:font-style="normal" fo:font-weight="normal" style:font-size-asian="13pt" style:font-style-asian="normal" style:font-weight-asian="normal" style:font-size-complex="13pt" style:font-weight-complex="normal"/>
    </style:style>
    <style:style style:name="T6" style:family="text">
      <style:text-properties fo:color="#000000" loext:opacity="100%" style:font-name="Liberation Serif" fo:font-size="13pt" fo:font-style="normal" fo:font-weight="normal" fo:background-color="transparent" loext:char-shading-value="0" style:font-size-asian="13pt" style:font-style-asian="normal" style:font-weight-asian="normal" style:font-size-complex="13pt"/>
    </style:style>
    <style:style style:name="T7" style:family="text">
      <style:text-properties fo:color="#000000" loext:opacity="100%" style:font-name="Liberation Serif" fo:font-size="13pt" fo:font-style="normal" fo:font-weight="normal" fo:background-color="transparent" loext:char-shading-value="0" style:font-size-asian="13pt" style:font-style-asian="normal" style:font-weight-asian="normal" style:font-size-complex="13pt" style:font-weight-complex="normal"/>
    </style:style>
    <style:style style:name="T8" style:family="text">
      <style:text-properties fo:color="#000000" loext:opacity="100%" style:font-name="Liberation Serif" fo:font-size="13pt" fo:font-style="normal" fo:font-weight="normal" officeooo:rsid="0011aa98" fo:background-color="transparent" loext:char-shading-value="0" style:font-size-asian="13pt" style:font-style-asian="normal" style:font-weight-asian="normal" style:font-size-complex="13pt" style:font-weight-complex="normal"/>
    </style:style>
    <style:style style:name="T9" style:family="text">
      <style:text-properties fo:color="#000000" loext:opacity="100%" style:font-name="Liberation Serif" fo:font-size="13pt" fo:font-style="normal" fo:font-weight="normal" officeooo:rsid="0012e356" fo:background-color="transparent" loext:char-shading-value="0" style:font-size-asian="13pt" style:font-style-asian="normal" style:font-weight-asian="normal" style:font-size-complex="13pt" style:font-weight-complex="normal"/>
    </style:style>
    <style:style style:name="T10" style:family="text">
      <style:text-properties fo:color="#000000" loext:opacity="100%" style:font-name="Liberation Serif" fo:font-size="13pt" fo:font-style="normal" fo:font-weight="normal" officeooo:rsid="001636c9" fo:background-color="transparent" loext:char-shading-value="0" style:font-size-asian="13pt" style:font-style-asian="normal" style:font-weight-asian="normal" style:font-size-complex="13pt" style:font-weight-complex="normal"/>
    </style:style>
    <style:style style:name="T11" style:family="text">
      <style:text-properties fo:color="#000000" loext:opacity="100%" style:font-name="Liberation Serif" fo:font-size="13pt" fo:font-style="normal" fo:font-weight="normal" officeooo:rsid="0017eb13" fo:background-color="transparent" loext:char-shading-value="0" style:font-size-asian="13pt" style:font-style-asian="normal" style:font-weight-asian="normal" style:font-size-complex="13pt" style:font-weight-complex="normal"/>
    </style:style>
    <style:style style:name="T12" style:family="text">
      <style:text-properties fo:color="#000000" loext:opacity="100%" style:font-name="Liberation Serif" fo:font-size="13pt" fo:font-style="normal" fo:font-weight="normal" officeooo:rsid="0019a238" fo:background-color="transparent" loext:char-shading-value="0" style:font-size-asian="13pt" style:font-style-asian="normal" style:font-weight-asian="normal" style:font-size-complex="13pt" style:font-weight-complex="normal"/>
    </style:style>
    <style:style style:name="T13" style:family="text">
      <style:text-properties fo:color="#000000" loext:opacity="100%" style:font-name="Liberation Serif" fo:font-size="13pt" fo:font-style="normal" fo:font-weight="normal" officeooo:rsid="001b2c86" fo:background-color="transparent" loext:char-shading-value="0" style:font-size-asian="13pt" style:font-style-asian="normal" style:font-weight-asian="normal" style:font-size-complex="13pt" style:font-weight-complex="normal"/>
    </style:style>
    <style:style style:name="T14" style:family="text">
      <style:text-properties fo:color="#000000" loext:opacity="100%" style:font-name="Liberation Serif" fo:font-size="13pt" fo:font-style="normal" fo:font-weight="normal" officeooo:rsid="001fc60c" fo:background-color="transparent" loext:char-shading-value="0" style:font-size-asian="13pt" style:font-style-asian="normal" style:font-weight-asian="normal" style:font-size-complex="13pt" style:font-weight-complex="normal"/>
    </style:style>
    <style:style style:name="T15" style:family="text">
      <style:text-properties fo:color="#000000" loext:opacity="100%" style:font-name="Liberation Serif" fo:font-size="13pt" fo:font-style="normal" fo:font-weight="normal" officeooo:rsid="00206692" fo:background-color="transparent" loext:char-shading-value="0" style:font-size-asian="13pt" style:font-style-asian="normal" style:font-weight-asian="normal" style:font-size-complex="13pt" style:font-weight-complex="normal"/>
    </style:style>
    <style:style style:name="T16" style:family="text">
      <style:text-properties fo:color="#000000" loext:opacity="100%" style:font-name="Liberation Serif" fo:font-size="13pt" fo:font-style="normal" fo:font-weight="normal" officeooo:rsid="0012e356" fo:background-color="transparent" loext:char-shading-value="0" style:font-size-asian="13pt" style:font-style-asian="normal" style:font-weight-asian="normal" style:font-size-complex="13pt"/>
    </style:style>
    <style:style style:name="T17" style:family="text">
      <style:text-properties fo:color="#000000" loext:opacity="100%" style:font-name="Liberation Serif" fo:font-size="13pt" fo:font-style="normal" fo:font-weight="normal" officeooo:rsid="00147c6a" fo:background-color="transparent" loext:char-shading-value="0" style:font-size-asian="13pt" style:font-style-asian="normal" style:font-weight-asian="normal" style:font-size-complex="13pt"/>
    </style:style>
    <style:style style:name="T18" style:family="text">
      <style:text-properties fo:color="#000000" loext:opacity="100%" style:font-name="Liberation Serif" fo:font-size="13pt" fo:font-style="normal" fo:font-weight="normal" officeooo:rsid="001636c9" fo:background-color="transparent" loext:char-shading-value="0" style:font-size-asian="13pt" style:font-style-asian="normal" style:font-weight-asian="normal" style:font-size-complex="13pt"/>
    </style:style>
    <style:style style:name="T19" style:family="text">
      <style:text-properties fo:color="#000000" loext:opacity="100%" style:font-name="Liberation Serif" fo:font-size="13pt" fo:font-style="normal" fo:font-weight="normal" officeooo:rsid="0017eb13" fo:background-color="transparent" loext:char-shading-value="0" style:font-size-asian="13pt" style:font-style-asian="normal" style:font-weight-asian="normal" style:font-size-complex="13pt"/>
    </style:style>
    <style:style style:name="T20" style:family="text">
      <style:text-properties fo:color="#000000" loext:opacity="100%" style:font-name="Liberation Serif" fo:font-size="13pt" fo:font-style="normal" fo:font-weight="normal" officeooo:rsid="001d3557" fo:background-color="transparent" loext:char-shading-value="0" style:font-size-asian="13pt" style:font-style-asian="normal" style:font-weight-asian="normal" style:font-size-complex="13pt"/>
    </style:style>
    <style:style style:name="T21" style:family="text">
      <style:text-properties fo:color="#000000" loext:opacity="100%" style:font-name="Liberation Serif" fo:font-size="13pt" fo:font-style="normal" fo:font-weight="normal" officeooo:rsid="001d82fe" fo:background-color="transparent" loext:char-shading-value="0" style:font-size-asian="13pt" style:font-style-asian="normal" style:font-weight-asian="normal" style:font-size-complex="13pt"/>
    </style:style>
    <style:style style:name="T22" style:family="text">
      <style:text-properties fo:color="#000000" loext:opacity="100%" style:font-name="Liberation Serif" fo:font-size="13pt" fo:font-style="normal" fo:font-weight="normal" officeooo:rsid="00355730" fo:background-color="transparent" loext:char-shading-value="0" style:font-size-asian="13pt" style:font-style-asian="normal" style:font-weight-asian="normal" style:font-size-complex="13pt"/>
    </style:style>
    <style:style style:name="T23" style:family="text">
      <style:text-properties fo:color="#000000" loext:opacity="100%" style:font-name="Liberation Serif" fo:font-size="13pt" fo:font-style="normal" fo:font-weight="normal" style:font-size-asian="13pt" style:font-style-asian="normal" style:font-weight-asian="normal" style:font-size-complex="13pt"/>
    </style:style>
    <style:style style:name="T24" style:family="text">
      <style:text-properties fo:color="#000000" loext:opacity="100%" style:font-name="Liberation Serif" fo:font-size="13pt" fo:font-style="normal" fo:font-weight="normal" style:font-size-asian="13pt" style:font-style-asian="normal" style:font-weight-asian="normal" style:font-size-complex="13pt"/>
    </style:style>
    <style:style style:name="T25" style:family="text">
      <style:text-properties fo:color="#000000" loext:opacity="100%" style:font-name="Liberation Serif" fo:font-size="13pt" fo:font-style="normal" fo:font-weight="normal" style:font-size-asian="13pt" style:font-style-asian="normal" style:font-weight-asian="normal" style:font-size-complex="13pt"/>
    </style:style>
    <style:style style:name="T26" style:family="text">
      <style:text-properties fo:color="#000000" loext:opacity="100%" style:font-name="Liberation Serif" fo:font-size="13pt" fo:font-style="normal" fo:font-weight="normal" officeooo:rsid="000f5693" style:font-size-asian="13pt" style:font-style-asian="normal" style:font-weight-asian="normal" style:font-size-complex="13pt"/>
    </style:style>
    <style:style style:name="T27" style:family="text">
      <style:text-properties fo:color="#000000" loext:opacity="100%" style:font-name="Liberation Serif" fo:font-size="13pt" fo:font-style="normal" fo:font-weight="normal" officeooo:rsid="0030c0a7" style:font-size-asian="13pt" style:font-style-asian="normal" style:font-weight-asian="normal" style:font-size-complex="13pt"/>
    </style:style>
    <style:style style:name="T28" style:family="text">
      <style:text-properties fo:color="#000000" loext:opacity="100%" style:font-name="Liberation Serif" fo:font-size="13pt" fo:font-style="normal" fo:font-weight="normal" officeooo:rsid="0012e356" style:font-size-asian="13pt" style:font-style-asian="normal" style:font-weight-asian="normal" style:font-size-complex="13pt"/>
    </style:style>
    <style:style style:name="T29" style:family="text">
      <style:text-properties fo:color="#000000" loext:opacity="100%" style:font-name="Liberation Serif" fo:font-size="13pt" fo:font-style="normal" fo:font-weight="normal" officeooo:rsid="0012e356" style:font-size-asian="13pt" style:font-style-asian="normal" style:font-weight-asian="normal" style:font-size-complex="13pt"/>
    </style:style>
    <style:style style:name="T30" style:family="text">
      <style:text-properties fo:color="#000000" loext:opacity="100%" style:font-name="Liberation Serif" fo:font-size="13pt" fo:font-style="normal" fo:font-weight="normal" officeooo:rsid="0012e356" style:font-size-asian="13pt" style:font-style-asian="normal" style:font-weight-asian="normal" style:font-size-complex="13pt"/>
    </style:style>
    <style:style style:name="T31" style:family="text">
      <style:text-properties fo:color="#000000" loext:opacity="100%" style:font-name="Liberation Serif" fo:font-size="13pt" fo:font-style="normal" fo:font-weight="normal" officeooo:rsid="0017eb13" style:font-size-asian="13pt" style:font-style-asian="normal" style:font-weight-asian="normal" style:font-size-complex="13pt"/>
    </style:style>
    <style:style style:name="T32" style:family="text">
      <style:text-properties fo:color="#000000" loext:opacity="100%" style:font-name="Liberation Serif" fo:font-size="13pt" fo:font-style="normal" fo:font-weight="normal" officeooo:rsid="0017eb13" style:font-size-asian="13pt" style:font-style-asian="normal" style:font-weight-asian="normal" style:font-size-complex="13pt"/>
    </style:style>
    <style:style style:name="T33" style:family="text">
      <style:text-properties fo:color="#000000" loext:opacity="100%" style:font-name="Liberation Serif" fo:font-size="13pt" fo:font-style="normal" fo:font-weight="normal" officeooo:rsid="0017eb13" style:font-size-asian="13pt" style:font-style-asian="normal" style:font-weight-asian="normal" style:font-size-complex="13pt"/>
    </style:style>
    <style:style style:name="T34" style:family="text">
      <style:text-properties fo:color="#000000" loext:opacity="100%" style:font-name="Liberation Serif" fo:font-size="13pt" fo:font-style="normal" fo:font-weight="normal" officeooo:rsid="00355730" style:font-size-asian="13pt" style:font-style-asian="normal" style:font-weight-asian="normal" style:font-size-complex="13pt"/>
    </style:style>
    <style:style style:name="T35" style:family="text">
      <style:text-properties fo:color="#000000" loext:opacity="100%" style:font-name="Liberation Serif" fo:font-size="13pt" fo:font-style="normal" fo:font-weight="normal" officeooo:rsid="00355730" style:font-size-asian="13pt" style:font-style-asian="normal" style:font-weight-asian="normal" style:font-size-complex="13pt"/>
    </style:style>
    <style:style style:name="T36" style:family="text">
      <style:text-properties fo:color="#000000" loext:opacity="100%" style:font-name="Liberation Serif" fo:font-size="13pt" fo:font-style="normal" fo:font-weight="normal" officeooo:rsid="00355730" style:font-size-asian="13pt" style:font-style-asian="normal" style:font-weight-asian="normal" style:font-size-complex="13pt"/>
    </style:style>
    <style:style style:name="T37" style:family="text">
      <style:text-properties fo:color="#000000" loext:opacity="100%" style:font-name="Liberation Serif" fo:font-size="13pt" fo:font-style="normal" fo:font-weight="normal" officeooo:rsid="00147c6a" style:font-size-asian="13pt" style:font-style-asian="normal" style:font-weight-asian="normal" style:font-size-complex="13pt"/>
    </style:style>
    <style:style style:name="T38" style:family="text">
      <style:text-properties fo:color="#000000" loext:opacity="100%" style:font-name="Liberation Serif" fo:font-size="13pt" fo:font-style="normal" fo:font-weight="normal" officeooo:rsid="00147c6a" style:font-size-asian="13pt" style:font-style-asian="normal" style:font-weight-asian="normal" style:font-size-complex="13pt"/>
    </style:style>
    <style:style style:name="T39" style:family="text">
      <style:text-properties fo:color="#000000" loext:opacity="100%" style:font-name="Liberation Serif" fo:font-size="13pt" fo:font-style="normal" fo:font-weight="normal" officeooo:rsid="00147c6a" style:font-size-asian="13pt" style:font-style-asian="normal" style:font-weight-asian="normal" style:font-size-complex="13pt"/>
    </style:style>
    <style:style style:name="T40" style:family="text">
      <style:text-properties fo:color="#000000" loext:opacity="100%" style:font-name="Liberation Serif" fo:font-size="13pt" fo:font-style="normal" fo:font-weight="normal" officeooo:rsid="001636c9" style:font-size-asian="13pt" style:font-style-asian="normal" style:font-weight-asian="normal" style:font-size-complex="13pt"/>
    </style:style>
    <style:style style:name="T41" style:family="text">
      <style:text-properties fo:color="#000000" loext:opacity="100%" style:font-name="Liberation Serif" fo:font-size="13pt" fo:font-style="normal" fo:font-weight="normal" officeooo:rsid="001636c9" style:font-size-asian="13pt" style:font-style-asian="normal" style:font-weight-asian="normal" style:font-size-complex="13pt"/>
    </style:style>
    <style:style style:name="T42" style:family="text">
      <style:text-properties fo:color="#000000" loext:opacity="100%" style:font-name="Liberation Serif" fo:font-size="13pt" fo:font-style="normal" fo:font-weight="normal" officeooo:rsid="001636c9" style:font-size-asian="13pt" style:font-style-asian="normal" style:font-weight-asian="normal" style:font-size-complex="13pt"/>
    </style:style>
    <style:style style:name="T43" style:family="text">
      <style:text-properties fo:color="#000000" loext:opacity="100%" style:font-name="Liberation Serif" fo:font-size="13pt" fo:font-style="normal" fo:font-weight="normal" officeooo:rsid="001d82fe" style:font-size-asian="13pt" style:font-style-asian="normal" style:font-weight-asian="normal" style:font-size-complex="13pt"/>
    </style:style>
    <style:style style:name="T44" style:family="text">
      <style:text-properties fo:color="#000000" loext:opacity="100%" style:font-name="Liberation Serif" fo:font-size="13pt" fo:font-style="normal" fo:font-weight="normal" officeooo:rsid="001d82fe" style:font-size-asian="13pt" style:font-style-asian="normal" style:font-weight-asian="normal" style:font-size-complex="13pt"/>
    </style:style>
    <style:style style:name="T45" style:family="text">
      <style:text-properties fo:color="#000000" loext:opacity="100%" style:font-name="Liberation Serif" fo:font-size="13pt" fo:font-style="normal" fo:font-weight="normal" officeooo:rsid="001d82fe" style:font-size-asian="13pt" style:font-style-asian="normal" style:font-weight-asian="normal" style:font-size-complex="13pt"/>
    </style:style>
    <style:style style:name="T46" style:family="text">
      <style:text-properties fo:color="#000000" loext:opacity="100%" style:font-name="Liberation Serif" fo:font-size="13pt" fo:font-style="normal" fo:font-weight="normal" officeooo:rsid="001d3557" style:font-size-asian="13pt" style:font-style-asian="normal" style:font-weight-asian="normal" style:font-size-complex="13pt"/>
    </style:style>
    <style:style style:name="T47" style:family="text">
      <style:text-properties fo:color="#000000" loext:opacity="100%" style:font-name="Liberation Serif" fo:font-size="13pt" fo:font-style="normal" fo:font-weight="normal" officeooo:rsid="001d3557" style:font-size-asian="13pt" style:font-style-asian="normal" style:font-weight-asian="normal" style:font-size-complex="13pt"/>
    </style:style>
    <style:style style:name="T48" style:family="text">
      <style:text-properties fo:color="#000000" loext:opacity="100%" style:font-name="Liberation Serif" fo:font-size="13pt" fo:font-style="normal" fo:font-weight="normal" officeooo:rsid="001d3557" style:font-size-asian="13pt" style:font-style-asian="normal" style:font-weight-asian="normal" style:font-size-complex="13pt"/>
    </style:style>
    <style:style style:name="T49" style:family="text">
      <style:text-properties fo:color="#000000" loext:opacity="100%" style:font-name="Liberation Serif" fo:font-size="13pt" fo:font-style="normal" officeooo:rsid="0017eb13" fo:background-color="transparent" loext:char-shading-value="0" style:font-size-asian="13pt" style:font-style-asian="normal" style:font-size-complex="13pt"/>
    </style:style>
    <style:style style:name="T50" style:family="text">
      <style:text-properties officeooo:rsid="000c82e1"/>
    </style:style>
    <style:style style:name="T51" style:family="text">
      <style:text-properties fo:font-size="13pt" style:font-size-asian="13pt" style:font-size-complex="13pt"/>
    </style:style>
    <style:style style:name="T52" style:family="text">
      <style:text-properties fo:font-size="13pt" officeooo:rsid="0007054f" style:font-size-asian="13pt" style:font-size-complex="13pt"/>
    </style:style>
    <style:style style:name="T53" style:family="text">
      <style:text-properties fo:font-size="13pt" officeooo:rsid="000e37ea" style:font-size-asian="13pt" style:font-size-complex="13pt"/>
    </style:style>
    <style:style style:name="T54" style:family="text">
      <style:text-properties fo:font-size="13pt" fo:font-weight="normal" officeooo:rsid="000f1650" style:font-size-asian="13pt" style:font-weight-asian="normal" style:font-size-complex="13pt" style:font-weight-complex="normal"/>
    </style:style>
    <style:style style:name="T55" style:family="text">
      <style:text-properties officeooo:rsid="000e37ea"/>
    </style:style>
    <style:style style:name="T56" style:family="text">
      <style:text-properties officeooo:rsid="0020669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Data Description</text:p>
      <text:p text:style-name="P6"><text:span text:style-name="T55">1. </text:span><text:bookmark-start text:name="__DdeLink__2997_1373207090"/>MSZoning<text:bookmark-end text:name="__DdeLink__2997_1373207090"/> — <text:span text:style-name="T1">seems interesting but from 8 unique vals there occur only 5 </text:span><text:span text:style-name="T2">should be encouded</text:span></text:p>
      <text:p text:style-name="P12"><text:span text:style-name="T55">2. </text:span>LotFrontage – <text:span text:style-name="T2">may increase the price of the building</text:span></text:p>
      <text:p text:style-name="P7"><text:span text:style-name="T55">3. </text:span><text:span text:style-name="T3">LotArea</text:span> — <text:span text:style-name="T1">numeric variable that seems important as hell </text:span></text:p>
      <text:p text:style-name="P10"><text:span text:style-name="T55">4. </text:span>Street – <text:span text:style-name="T2">binary value but very disbalanced (6 out of 1459 is 0 and other is 1)</text:span></text:p>
      <text:p text:style-name="P10"><text:span text:style-name="T55">5. </text:span>Alley – <text:span text:style-name="T50">has only 6% of not NA values, should be dropped</text:span></text:p>
      <text:p text:style-name="P7"><text:span text:style-name="T55">6. </text:span><text:span text:style-name="T3">LotShape</text:span> – <text:span text:style-name="T50">should be encouded as 1 regular and 0 irregular</text:span></text:p>
      <text:p text:style-name="P7"><text:span text:style-name="T55">7. </text:span><text:bookmark-start text:name="__DdeLink__2919_1373207090"/><text:bookmark-start text:name="__DdeLink__2972_1373207090"/>LandContour<text:bookmark-end text:name="__DdeLink__2919_1373207090"/><text:bookmark-end text:name="__DdeLink__2972_1373207090"/> – <text:span text:style-name="T50">can be encouded, hills seem to be pricier</text:span></text:p>
      <text:p text:style-name="P10"><text:span text:style-name="T55">8. </text:span>Utilities – <text:span text:style-name="T50">only 1 example of data does not have all utils</text:span></text:p>
      <text:p text:style-name="P7"><text:span text:style-name="T55">9. </text:span><text:bookmark-start text:name="__DdeLink__2962_1373207090"/>LotConfig<text:bookmark-end text:name="__DdeLink__2962_1373207090"/> – <text:span text:style-name="T55">may be coded CulDSac, FR3 and Corner as 1 and 0 other as they are the most expensive</text:span></text:p>
      <text:p text:style-name="P8">10. <text:bookmark-start text:name="__DdeLink__2921_1373207090"/>LandSlope<text:bookmark-end text:name="__DdeLink__2921_1373207090"/> – may be coded Mod and Sev as 1 and other 0</text:p>
      <text:p text:style-name="P8">11. Neighborhood – should be coded 1 if mean price is greater 20k</text:p>
      <text:p text:style-name="P8">12. <text:bookmark-start text:name="__DdeLink__2991_1373207090"/>Condition1<text:bookmark-end text:name="__DdeLink__2991_1373207090"/> – some of the conditions seem to decrease the price of a house</text:p>
      <text:p text:style-name="P11">13. Condition2 – useless one due to the fact that most of the info is in the previous variable</text:p>
      <text:p text:style-name="P9">14. <text:bookmark-start text:name="__DdeLink__2907_1373207090"/>BldgType<text:bookmark-end text:name="__DdeLink__2907_1373207090"/> – can be encouded 1 family as 1 and 0 other</text:p>
      <text:p text:style-name="P35"><text:span text:style-name="T54">15. </text:span><text:bookmark-start text:name="__DdeLink__2909_1373207090"/><text:span text:style-name="T23">HouseStyle</text:span><text:bookmark-end text:name="__DdeLink__2909_1373207090"/><text:span text:style-name="T23"> — </text:span><text:span text:style-name="T26">2 stories seem to be pricier.</text:span></text:p>
      <text:p text:style-name="P27"><text:span text:style-name="T23">16. OverallQual – perfect one! Great distribution</text:span></text:p>
      <text:p text:style-name="P43"><text:span text:style-name="T23">17. </text:span><text:bookmark-start text:name="__DdeLink__2905_1373207090"/><text:span text:style-name="T23">OverallCond</text:span><text:bookmark-end text:name="__DdeLink__2905_1373207090"/><text:span text:style-name="T23"> – not so great distribution, but seems okay</text:span></text:p>
      <text:p text:style-name="P27"><text:span text:style-name="T23">18. </text:span><text:bookmark-start text:name="__DdeLink__119_1373207090"/><text:bookmark-start text:name="__DdeLink__2950_1373207090"/><text:span text:style-name="T23">YearBuilt</text:span><text:bookmark-end text:name="__DdeLink__119_1373207090"/><text:bookmark-end text:name="__DdeLink__2950_1373207090"/><text:span text:style-name="T23"> – should be more investigated to find clusters.</text:span></text:p>
      <text:p text:style-name="P25"><text:span text:style-name="T23">19. </text:span><text:bookmark-start text:name="__DdeLink__2948_1373207090"/><text:bookmark-start text:name="__DdeLink__2952_1373207090"/><text:span text:style-name="T23">YearRemodAdd</text:span><text:bookmark-end text:name="__DdeLink__2948_1373207090"/><text:bookmark-end text:name="__DdeLink__2952_1373207090"/><text:span text:style-name="T23"> – same asprevious</text:span></text:p>
      <text:p text:style-name="P48"><text:span text:style-name="T23">20. </text:span><text:bookmark-start text:name="__DdeLink__2911_1373207090"/><text:span text:style-name="T23">RoofStyle</text:span><text:bookmark-end text:name="__DdeLink__2911_1373207090"/><text:span text:style-name="T23"> – may be encouded 1 as the prisiest and 0 as the cheapest, </text:span><text:span text:style-name="T27">decreses traib but increase test</text:span></text:p>
      <text:p text:style-name="P23"><text:span text:style-name="T23">21. RoofMatl – distibution is poor with 1434 in one class.</text:span></text:p>
      <text:p text:style-name="P47"><text:span text:style-name="T23">22. </text:span><text:bookmark-start text:name="__DdeLink__2993_1373207090"/><text:span text:style-name="T23">Exterior1st</text:span><text:bookmark-end text:name="__DdeLink__2993_1373207090"/><text:span text:style-name="T23"> – CemntBd, VinylSd, BrkFace, Plywood can be encoded as 1 and other 0</text:span></text:p>
      <text:p text:style-name="P47"><text:span text:style-name="T23">23. Exterior2nd – VinylSd, CmentBd, ImStucc 1 other 0</text:span></text:p>
      <text:p text:style-name="P24"><text:span text:style-name="T23">24. </text:span><text:bookmark-start text:name="__DdeLink__2913_1373207090"/><text:span text:style-name="T23">MasVnrType</text:span><text:bookmark-end text:name="__DdeLink__2913_1373207090"/><text:span text:style-name="T23"> – BrkFace, Stone – </text:span><text:span text:style-name="T28">1, other 0</text:span></text:p>
      <text:p text:style-name="P34"><text:span text:style-name="T23">25. MasVnrArea – has outliers and should be normilized or coded</text:span></text:p>
      <text:p text:style-name="P34"><text:span text:style-name="T23">26. </text:span><text:bookmark-start text:name="__DdeLink__2927_1373207090"/><text:span text:style-name="T23">ExterQual</text:span><text:bookmark-end text:name="__DdeLink__2927_1373207090"/><text:span text:style-name="T23"> – Ex, Gd should be encoded as 1 other 0</text:span></text:p>
      <text:p text:style-name="P49"><text:span text:style-name="T23">27. </text:span><text:bookmark-start text:name="__DdeLink__2929_1373207090"/><text:span text:style-name="T23">ExterCond</text:span><text:bookmark-end text:name="__DdeLink__2929_1373207090"/><text:span text:style-name="T23"> – Ex, Gd, Ta should be 1 and other 0, </text:span><text:span text:style-name="T34">increase test, decreses train</text:span></text:p>
      <text:p text:style-name="P34"><text:span text:style-name="T23">28. </text:span><text:bookmark-start text:name="__DdeLink__2946_1373207090"/><text:span text:style-name="T23">Foundation</text:span><text:bookmark-end text:name="__DdeLink__2946_1373207090"/><text:span text:style-name="T23"> – </text:span><text:span text:style-name="T37">Pconc 1</text:span></text:p>
      <text:p text:style-name="P38"><text:span text:style-name="T23">29. </text:span><text:bookmark-start text:name="__DdeLink__2933_1373207090"/><text:bookmark-start text:name="__DdeLink__2936_1373207090"/><text:span text:style-name="T23">BsmtQual</text:span><text:bookmark-end text:name="__DdeLink__2933_1373207090"/><text:bookmark-end text:name="__DdeLink__2936_1373207090"/><text:span text:style-name="T23"> – Ex, Gd 1</text:span></text:p>
      <text:p text:style-name="P44"><text:span text:style-name="T23">30. </text:span><text:bookmark-start text:name="__DdeLink__2938_1373207090"/><text:span text:style-name="T23">BsmtCond</text:span><text:bookmark-end text:name="__DdeLink__2938_1373207090"/><text:span text:style-name="T23"> – Ex, Gd, Ta 1</text:span></text:p>
      <text:p text:style-name="P45"><text:span text:style-name="T23">31. </text:span><text:bookmark-start text:name="__DdeLink__2940_1373207090"/><text:span text:style-name="T23">BsmtExposure</text:span><text:bookmark-end text:name="__DdeLink__2940_1373207090"/><text:span text:style-name="T23"> – Ex, Gd 1</text:span></text:p>
      <text:p text:style-name="P39"><text:span text:style-name="T23">32. </text:span><text:bookmark-start text:name="__DdeLink__2954_1373207090"/><text:span text:style-name="T23">BsmtFinType1</text:span><text:bookmark-end text:name="__DdeLink__2954_1373207090"/><text:span text:style-name="T23"> – GLQ 1</text:span></text:p>
      <text:p text:style-name="P39"><text:span text:style-name="T37">3</text:span><text:span text:style-name="T23">3. </text:span><text:bookmark-start text:name="__DdeLink__2964_1373207090"/><text:span text:style-name="T23">BsmtFinSF1</text:span><text:bookmark-end text:name="__DdeLink__2964_1373207090"/><text:span text:style-name="T23"> – can be encoded 1 &gt;1000 other 0</text:span></text:p>
      <text:p text:style-name="P18"><text:span text:style-name="T23">34. BsmtFinType2 – seems useless</text:span></text:p>
      <text:p text:style-name="P18"><text:span text:style-name="T23">35. BsmtFinSF2 – useless as well</text:span></text:p>
      <text:p text:style-name="P18"><text:span text:style-name="T23">36. </text:span><text:bookmark-start text:name="__DdeLink__2970_1373207090"/><text:span text:style-name="T23">BsmtUnfSF</text:span><text:bookmark-end text:name="__DdeLink__2970_1373207090"/><text:span text:style-name="T23"> – can be normalized but corelated asf</text:span></text:p>
      <text:p text:style-name="P18"><text:span text:style-name="T23">37. </text:span><text:bookmark-start text:name="__DdeLink__2966_1373207090"/><text:span text:style-name="T23">TotalBsmtSF</text:span><text:bookmark-end text:name="__DdeLink__2966_1373207090"/><text:span text:style-name="T23"> – &gt;1000 seems nice</text:span></text:p>
      <text:p text:style-name="P18"><text:span text:style-name="T23">38. </text:span><text:bookmark-start text:name="__DdeLink__2968_1373207090"/><text:span text:style-name="T23">Heating</text:span><text:bookmark-end text:name="__DdeLink__2968_1373207090"/><text:span text:style-name="T23"> – </text:span><text:span text:style-name="T40">may be encoded but the distribution is poor</text:span></text:p>
      <text:p text:style-name="P28"><text:span text:style-name="T23">39. </text:span><text:bookmark-start text:name="__DdeLink__2956_1373207090"/><text:span text:style-name="T23">HeatingQC</text:span><text:bookmark-end text:name="__DdeLink__2956_1373207090"/><text:span text:style-name="T23"> – 1 Ex, 0 other</text:span></text:p>
      <text:p text:style-name="P28"><text:span text:style-name="T23">40. CentralAir – binary, good</text:span></text:p>
      <text:p text:style-name="P28"><text:span text:style-name="T23">41. </text:span><text:bookmark-start text:name="__DdeLink__179_1373207090"/><text:span text:style-name="T23">Electrical</text:span><text:bookmark-end text:name="__DdeLink__179_1373207090"/><text:span text:style-name="T23"> – Sbrkr is 1 other 0</text:span></text:p>
      <text:p text:style-name="P28"><text:span text:style-name="T23">42. </text:span><text:bookmark-start text:name="__DdeLink__2923_1373207090"/><text:span text:style-name="T23">1stFlrSF</text:span><text:bookmark-end text:name="__DdeLink__2923_1373207090"/><text:span text:style-name="T23"> – </text:span><text:span text:style-name="T31">should be normilized with log</text:span></text:p>
      <text:p text:style-name="P37"><text:span text:style-name="T23">43. </text:span><text:bookmark-start text:name="__DdeLink__2925_1373207090"/><text:span text:style-name="T23">2ndFlrSF</text:span><text:bookmark-end text:name="__DdeLink__2925_1373207090"/><text:span text:style-name="T23"> – should be normilized with log(x+1)</text:span></text:p>
      <text:p text:style-name="P21"><text:span text:style-name="T23">44. LowQualFinSF - useless</text:span></text:p>
      <text:p text:style-name="P33"><text:soft-page-break/><text:span text:style-name="T23">45. GrLivArea – log normalization</text:span></text:p>
      <text:p text:style-name="P33"><text:span text:style-name="T23">46. </text:span><text:bookmark-start text:name="__DdeLink__2942_1373207090"/><text:span text:style-name="T23">BsmtFullBath</text:span><text:bookmark-end text:name="__DdeLink__2942_1373207090"/><text:span text:style-name="T23"> – 1 if there is, 0 other</text:span></text:p>
      <text:p text:style-name="P22"><text:span text:style-name="T23">47. BsmtHalfBath – should be droped</text:span></text:p>
      <text:p text:style-name="P33"><text:span text:style-name="T23">48. </text:span><text:bookmark-start text:name="__DdeLink__2917_1373207090"/><text:span text:style-name="T23">FullBath</text:span><text:bookmark-end text:name="__DdeLink__2917_1373207090"/><text:span text:style-name="T23"> – 3, 2 – 1, other 0</text:span></text:p>
      <text:p text:style-name="P33"><text:span text:style-name="T23">49. </text:span><text:bookmark-start text:name="__DdeLink__2915_1373207090"/><text:span text:style-name="T23">HalfBath</text:span><text:bookmark-end text:name="__DdeLink__2915_1373207090"/><text:span text:style-name="T23"> – 1, 2 – 1 , other 0</text:span></text:p>
      <text:p text:style-name="P33"><text:span text:style-name="T23">50. </text:span><text:bookmark-start text:name="__DdeLink__2944_1373207090"/><text:span text:style-name="T23">BedroomAbvGr</text:span><text:bookmark-end text:name="__DdeLink__2944_1373207090"/><text:span text:style-name="T23"> - =&gt; 3 – 1, less – 0</text:span></text:p>
      <text:p text:style-name="P22"><text:span text:style-name="T23">51. KitchenAbvGr – may be droped</text:span></text:p>
      <text:p text:style-name="P32"><text:span text:style-name="T23">52. </text:span><text:bookmark-start text:name="__DdeLink__2931_1373207090"/><text:span text:style-name="T23">KitchenQual</text:span><text:bookmark-end text:name="__DdeLink__2931_1373207090"/><text:span text:style-name="T23"> – Ex, Gd 1 other 0</text:span></text:p>
      <text:p text:style-name="P41"><text:span text:style-name="T23">53. TotRmsAbvGrd – if &lt;7 – 0</text:span></text:p>
      <text:p text:style-name="P32"><text:span text:style-name="T23">54. </text:span><text:bookmark-start text:name="__DdeLink__2989_1373207090"/><text:span text:style-name="T23">Functional</text:span><text:bookmark-end text:name="__DdeLink__2989_1373207090"/><text:span text:style-name="T23"> – </text:span><text:span text:style-name="T46">Typ is the modal value but other are under pressure because it not seem to effect target at all</text:span></text:p>
      <text:p text:style-name="P30"><text:span text:style-name="T23">55. Fireplaces – great variable the more fireplace house has, the pricier they are. Should be investigated by grouping it with the total square feet val</text:span></text:p>
      <text:p text:style-name="P50"><text:span text:style-name="T23">56. </text:span><text:bookmark-start text:name="__DdeLink__2974_1373207090"/><text:span text:style-name="T23">FireplaceQu</text:span><text:bookmark-end text:name="__DdeLink__2974_1373207090"/><text:span text:style-name="T23"> – great one but should be encoded.</text:span></text:p>
      <text:p text:style-name="P26"><text:span text:style-name="T23">57. </text:span><text:bookmark-start text:name="__DdeLink__2985_1373207090"/><text:span text:style-name="T23">GarageType</text:span><text:bookmark-end text:name="__DdeLink__2985_1373207090"/><text:span text:style-name="T23"> – </text:span><text:span text:style-name="T43">bulltin and attached should be enciuded</text:span></text:p>
      <text:p text:style-name="P17"><text:span text:style-name="T23">58. GarageYrBlt – year when the garage was built. Should be dropped because it seem to have the same values as the year built of the house.</text:span></text:p>
      <text:p text:style-name="P46"><text:span text:style-name="T23">59. </text:span><text:bookmark-start text:name="__DdeLink__2981_1373207090"/><text:span text:style-name="T23">GarageFinish</text:span><text:bookmark-end text:name="__DdeLink__2981_1373207090"/><text:span text:style-name="T23"> – Fin and RFn should be 1, other 0</text:span></text:p>
      <text:p text:style-name="P29"><text:span text:style-name="T23">60. GarageCars – 2,3,4 should be 1 other 0 or test leaving as it is</text:span></text:p>
      <text:p text:style-name="P51"><text:span text:style-name="T23">61. GarageArea – quational variable, should be more insvestigated</text:span></text:p>
      <text:p text:style-name="P29"><text:span text:style-name="T23">62. </text:span><text:bookmark-start text:name="__DdeLink__2958_1373207090"/><text:span text:style-name="T23">GarageQual</text:span><text:bookmark-end text:name="__DdeLink__2958_1373207090"/><text:span text:style-name="T23"> – if it is TA or higher should be 1</text:span></text:p>
      <text:p text:style-name="P17"><text:span text:style-name="T23">63. GarageCond – should be dropped</text:span></text:p>
      <text:p text:style-name="P42"><text:span text:style-name="T23">64. </text:span><text:bookmark-start text:name="__DdeLink__2960_1373207090"/><text:span text:style-name="T23">PavedDrive</text:span><text:bookmark-end text:name="__DdeLink__2960_1373207090"/><text:span text:style-name="T23"> – if it is paved (Y) 1</text:span></text:p>
      <text:p text:style-name="P31">65. WoodDeckSF – questionable variable</text:p>
      <text:p text:style-name="P31">66. <text:bookmark-start text:name="__DdeLink__177_1373207090"/><text:span text:style-name="T3">OpenPorchSF</text:span><text:bookmark-end text:name="__DdeLink__177_1373207090"/> – may be used without encoding</text:p>
      <text:p text:style-name="P19">67. EnclosedPorch – dropped</text:p>
      <text:p text:style-name="P19">67. 3SsnPorch – dropped</text:p>
      <text:p text:style-name="P20">68. ScreenPorch – dropped</text:p>
      <text:p text:style-name="P20">69. <text:s/><text:bookmark-start text:name="__DdeLink__2976_1373207090"/>PoolArea<text:bookmark-end text:name="__DdeLink__2976_1373207090"/> – can be tranformed to 1 with a pool and 0 without.</text:p>
      <text:p text:style-name="P20">70. PoolQC – dropped</text:p>
      <text:p text:style-name="P20">71. <text:bookmark-start text:name="__DdeLink__2983_1373207090"/>Fence<text:bookmark-end text:name="__DdeLink__2983_1373207090"/> -without a fence is more expensive than with a fence. May be encouded</text:p>
      <text:p text:style-name="P16">72. MiscFeature – not so important due to data imbalnce</text:p>
      <text:p text:style-name="P16">73. MiscVal – dropped</text:p>
      <text:p text:style-name="P16">74. MoSold – uselles value</text:p>
      <text:p text:style-name="P16">75. YrSold – useless as well. It affects only observations that show economy rise or fall</text:p>
      <text:p text:style-name="P40">76. <text:bookmark-start text:name="__DdeLink__2995_1373207090"/>SaleType<text:bookmark-end text:name="__DdeLink__2995_1373207090"/> – New, Con, CWD, ConLI, WD should be one</text:p>
      <text:p text:style-name="P36"><text:span text:style-name="T56">77. </text:span><text:bookmark-start text:name="__DdeLink__2987_1373207090"/><text:span text:style-name="T56">SaleCondition</text:span><text:bookmark-end text:name="__DdeLink__2987_1373207090"/><text:span text:style-name="T56"> – normal and partial should be 1.</text:span></text:p>
      <text:p text:style-name="P4"/>
      <text:p text:style-name="P2">Fuck this shit I’m out</text:p>
      <text:p text:style-name="P15"><text:tab/><text:span text:style-name="T51">-</text:span><text:span text:style-name="T52">ID, Alley, Utilities, Condition</text:span><text:span text:style-name="T53">2, BsmtFinType2, BsmtFinSF2, BsmtUnfSF, </text:span><text:span text:style-name="T11">LowQualFinSF, BsmtHalfBath, KitchenAbvGr, GarageYrBlt, GarageCond, EnclosedPorch, 3SsnPorch, ScreenPorch, PoolQC, MiscFeature, MiscVal, MoSold, YrSold, <text:s/>Street</text:span></text:p>
      <text:p text:style-name="P14"><text:span text:style-name="T11"/></text:p>
      <text:p text:style-name="P1"><text:tab/>Under Pressure</text:p>
      <text:p text:style-name="P5"/>
      <text:p text:style-name="P13"><text:tab/><text:span text:style-name="T51">LotFrontage, <text:tab/></text:span><text:span text:style-name="T4">LotConfig, LandSlope, Condition1, BldgType, </text:span><text:span text:style-name="T5"><text:s/></text:span><text:span text:style-name="T7">HouseStyle, OverallCond, YearBuilt, YearRemodAdd, RoofStyle, RoofMatl, <text:s/></text:span><text:span text:style-name="T8">Exterior1st, <text:s/>Exterior2nd, <text:s text:c="2"/>MasVnrType, <text:s/></text:span><text:span text:style-name="T9">MasVnrArea, ExterQual, ExterCond, Foundation, BsmtQual, BsmtCond, BsmtExposure, BsmtFinType1, Heating, CentralAir, </text:span><text:span text:style-name="T10">1stFlrSF , </text:span><text:span text:style-name="T9">2ndFlrSF,</text:span><text:span text:style-name="T11"> GrLivArea, <text:s/></text:span><text:soft-page-break/><text:span text:style-name="T12">BsmtFullBath, <text:s/>FullBath, <text:s/>HalfBath, <text:s/>BedroomAbvGr, <text:s/></text:span><text:span text:style-name="T13">KitchenQual, <text:s/>TotRmsAbvGrd, Functional, FireplaceQu, GarageType, GarageFinish, GarageCars, GarageArea, GarageQual, PavedDrive, WoodDeckSF, OpenPorchSF, <text:s/></text:span><text:span text:style-name="T14">PoolArea, Fence, <text:s/></text:span><text:span text:style-name="T15">SaleType, SaleCondition</text:span></text:p>
      <text:p text:style-name="P13"><text:span text:style-name="T15"/></text:p>
      <text:p text:style-name="P1">Nice Ones</text:p>
      <text:p text:style-name="P52"><text:tab/><text:span text:style-name="T51">MSZoning, LotArea, LotShape, Neighborhood, OverallQual, </text:span><text:span text:style-name="T49">Fireplace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21T14:14:39.414215801</meta:creation-date>
    <dc:date>2020-11-02T08:39:43.683129865</dc:date>
    <meta:editing-duration>PT7H19M37S</meta:editing-duration>
    <meta:editing-cycles>11</meta:editing-cycles>
    <meta:generator>LibreOffice/7.0.2.2$Linux_X86_64 LibreOffice_project/00$Build-2</meta:generator>
    <meta:document-statistic meta:table-count="0" meta:image-count="0" meta:object-count="0" meta:page-count="3" meta:paragraph-count="85" meta:word-count="802" meta:character-count="5018" meta:non-whitespace-character-count="4198"/>
  </office:meta>
</office:document-meta>
</file>